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rebuchet MS" svg:font-family="'Trebuchet MS'" style:font-family-generic="swiss"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margin-top="0cm" fo:margin-bottom="0.046cm" style:contextual-spacing="false" fo:text-align="end" style:justify-single-word="false"/>
      <style:text-properties style:font-name="Trebuchet MS" fo:font-size="11pt" style:font-size-asian="11pt" style:font-size-complex="11pt"/>
    </style:style>
    <style:style style:name="P3" style:family="paragraph" style:parent-style-name="Text_20_body">
      <style:paragraph-properties fo:margin-top="0cm" fo:margin-bottom="0.046cm" style:contextual-spacing="false" fo:text-align="end" style:justify-single-word="false"/>
    </style:style>
    <style:style style:name="P4" style:family="paragraph" style:parent-style-name="Text_20_body">
      <style:text-properties style:font-name="Trebuchet MS" fo:font-size="11pt" style:font-size-asian="11pt" style:font-size-complex="11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Trebuchet MS" fo:font-size="11pt" style:font-size-asian="11pt" style:font-size-complex="11pt"/>
    </style:style>
    <style:style style:name="T1" style:family="text">
      <style:text-properties style:font-name="Trebuchet MS" fo:font-size="11pt" style:font-size-asian="11pt" style:font-size-complex="11pt"/>
    </style:style>
    <style:style style:name="T2" style:family="text">
      <style:text-properties style:font-name="Trebuchet MS" fo:font-size="10pt" style:font-size-asian="10pt" style:font-size-complex="10pt"/>
    </style:style>
    <style:style style:name="T3" style:family="text">
      <style:text-properties style:font-name="Trebuchet MS" fo:font-size="10pt" fo:font-weight="bold" style:font-size-asian="10pt" style:font-weight-asian="bold" style:font-size-complex="10pt" style:font-weight-complex="bold"/>
    </style:style>
    <style:style style:name="T4" style:family="text">
      <style:text-properties style:font-name="Trebuchet MS" fo:font-size="11pt" fo:font-weight="bold" style:font-size-asian="11pt" style:font-weight-asian="bold"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Police_20_par_20_défaut"><text:span text:style-name="T1">A<text:tab/><text:tab/><text:tab/>le <text:tab/><text:tab/>2026</text:span></text:span></text:p>
      <text:p text:style-name="P2">Miguel Díaz-Canel Bermúdez</text:p>
      <text:p text:style-name="P2">Presidente de la República de Cuba</text:p>
      <text:p text:style-name="P2">Ave Paseo # 1040 B e/</text:p>
      <text:p text:style-name="P2">Carlos Manuel de Céspedes e Independencia,</text:p>
      <text:p text:style-name="P2">Plaza de La Revolución, La Habana, Cuba</text:p>
      <text:p text:style-name="P3"><text:span text:style-name="Police_20_par_20_défaut"><text:span text:style-name="T1">E-mail : </text:span></text:span><text:a xlink:type="simple" xlink:href="mailto:despacho@presidencia.gob.cu" office:target-frame-name="_top" xlink:show="replace" text:style-name="Internet_20_link" text:visited-style-name="Visited_20_Internet_20_Link"><text:span text:style-name="Internet_20_link"><text:span text:style-name="T1">despacho@presidencia.gob.cu</text:span></text:span></text:a></text:p>
      <text:p text:style-name="P4"/>
      <text:p text:style-name="P4"/>
      <text:p text:style-name="Text_20_body"><text:span text:style-name="Police_20_par_20_défaut"><text:span text:style-name="T2">Objet : Libération immédiate et inconditionnelle de </text:span></text:span><text:span text:style-name="Police_20_par_20_défaut"><text:span text:style-name="T3">Duannis León Taboada</text:span></text:span></text:p>
      <text:p text:style-name="P4">Monsieur le Président,</text:p>
      <text:p text:style-name="P5"><text:span text:style-name="Police_20_par_20_défaut"><text:span text:style-name="T1">À la suite d’informations reçues de l’ACAT -Belgique, je vous exprime mon inquiétude concernant la situation de </text:span></text:span><text:span text:style-name="Police_20_par_20_défaut"><text:span text:style-name="T4">Duannis León Taboada</text:span></text:span><text:span text:style-name="Police_20_par_20_défaut"><text:span text:style-name="T1">, jeune cubain arrêté le 16 juillet 2021 pour avoir participé aux manifestations du 11 juillet 2021. Condamné à quatorze ans de prison pour « sédition », il est actuellement détenu dans des conditions extrêmement préoccupantes.</text:span></text:span></text:p>
      <text:p text:style-name="P6">Depuis son arrestation, il aurait subi de graves violences en détention, notamment des passages à tabac, des placements en cellule disciplinaire, l’usage de gaz poivre et des actes de harcèlement, en raison de ses protestations pacifiques. Son état de santé suscite par ailleurs de vives inquiétudes. Des informations concordantes font état d’une hypertension chronique, d’affections rénales, d’une perte progressive de la vision à un œil. Malgré la gravité de sa situation, il est victime d’une absence persistante de soins médicaux.</text:p>
      <text:p text:style-name="P5"><text:span text:style-name="Police_20_par_20_défaut"><text:span text:style-name="T1">Le 19 janvier 2026, la Commission interaméricaine des droits de l’Homme a ordonné des mesures conservatoires en faveur de</text:span></text:span><text:span text:style-name="Police_20_par_20_défaut"><text:span text:style-name="T4"> Duannis</text:span></text:span><text:span text:style-name="Police_20_par_20_défaut"><text:span text:style-name="T1"> et de sa mère, </text:span></text:span><text:span text:style-name="Police_20_par_20_défaut"><text:span text:style-name="T4">Yenisey Taboada Ortíz</text:span></text:span><text:span text:style-name="Police_20_par_20_défaut"><text:span text:style-name="T1">, estimant leurs droits à la vie et à la santé en danger. Elle a enjoint à l’État cubain de garantir la protection de Duannis, d’assurer des conditions de détention conformes aux standards internationaux, de permettre une évaluation médicale complète et de mettre fin aux violences qu’on lui inflige.</text:span></text:span></text:p>
      <text:p text:style-name="P5"><text:span text:style-name="Police_20_par_20_défaut"><text:span text:style-name="T1">Pour toutes ces raisons je vous exhorte à prendre sans délai toutes les mesures nécessaires pour garantir la sécurité et la santé de </text:span></text:span><text:span text:style-name="Police_20_par_20_défaut"><text:span text:style-name="T4">Duannis León Taboada</text:span></text:span><text:span text:style-name="Police_20_par_20_défaut"><text:span text:style-name="T1"> et à procéder à sa libération immédiate et inconditionnelle. Je vous demande également de garantir la mise en œuvre des mesures conservatoires ordonnées par la Commission interaméricaine des droits de l’homme, ainsi que la protection de la mère de Duannis, </text:span></text:span><text:span text:style-name="Police_20_par_20_défaut"><text:span text:style-name="T4">Yenisey Taboada Ortíz</text:span></text:span><text:span text:style-name="Police_20_par_20_défaut"><text:span text:style-name="T1">.</text:span></text:span></text:p>
      <text:p text:style-name="P6">Je vous remercie de l’attention que vous porterez à mon appel et vous adresse, Monsieur le Président, l’expression de ma considération distinguée.</text:p>
      <text:p text:style-name="P6"/>
      <text:p text:style-name="P4">(Nom, Adresse et Signature)</text:p>
      <text:p text:style-name="P4"/>
      <text:p text:style-name="P4"/>
      <text:p text:style-name="Text_20_body"><text:span text:style-name="T1">Copie à : Ambassade de Cuba, Avenue Brugman, 80 1190 Bruxelles Tél : 02 349 76 26 <text:s text:c="9"/>Fax : 02 344 96 91/</text:span><text:span text:style-name="Police_20_par_20_défaut"><text:span text:style-name="T1">e-mail : mision@embacuba.b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rebuchet MS" svg:font-family="'Trebuchet MS'"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ans_20_interligne" style:display-name="Sans interligne"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tête">
      <style:paragraph-properties fo:text-align="center" style:justify-single-word="false"/>
    </style:style>
    <style:style style:name="MT1" style:family="text">
      <style:text-properties style:font-name="Trebuchet MS"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text:span text:style-name="Police_20_par_20_défaut"><text:span text:style-name="MT1">L’ACAT Belgique est affiliéeà la FIACAT qui dispose d’un statut consultatif aux Nations Unies</text:span></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meta:initial-creator>user</meta:initial-creator>
    <meta:creation-date>2026-04-17T14:28:00Z</meta:creation-date>
    <dc:date>2026-04-18T18:41:26.523442400</dc:date>
    <meta:editing-cycles>10</meta:editing-cycles>
    <meta:editing-duration>PT14M59S</meta:editing-duration>
    <meta:document-statistic meta:table-count="0" meta:image-count="0" meta:object-count="0" meta:page-count="1" meta:paragraph-count="17" meta:word-count="391" meta:character-count="2500" meta:non-whitespace-character-count="2113"/>
    <meta:template xlink:type="simple" xlink:actuate="onRequest" xlink:title="" xlink:href="Normal.dotm"/>
  </office:meta>
</office:document-meta>
</file>